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0da" officeooo:paragraph-rsid="0001d0da"/>
    </style:style>
    <style:style style:name="P2" style:family="paragraph" style:parent-style-name="Standard">
      <style:text-properties officeooo:paragraph-rsid="0001d0da"/>
    </style:style>
    <style:style style:name="T1" style:family="text">
      <style:text-properties officeooo:rsid="0001d0da"/>
    </style:style>
    <style:style style:name="T2" style:family="text">
      <style:text-properties officeooo:rsid="00031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iel Faries</text:p>
      <text:p text:style-name="P2"><text:span text:style-name="T1">Charles Marokhovsky</text:span></text:p>
      <text:p text:style-name="Standard"/>
      <text:p text:style-name="Standard">We would like to parallelize an algorithm for solving <text:span text:style-name="T2">the</text:span> NP-<text:span text:style-name="T1">complete</text:span> problem <text:span text:style-name="T2">of Hamiltonian completeness in a graph. <text:s/>We will compare current methods of solving the problem (serial, probablistic) to our own parallel implementation. <text:s/>We plan to use Python to write our implementation, using the mpi4py library to implement MPI functionality. <text:s/>As we research and develop our solution, however, this may change if we find a far more suitable language, library, or framework or if this turns out to be a terrible choice. <text:s/>We chose this problem to solve because we like graph problems, and wanted to work on one that does not already have a lot of research and development done on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8:44:34.345089415</meta:creation-date>
    <dc:date>2015-10-26T19:44:41.352882990</dc:date>
    <meta:editing-duration>PT14M56S</meta:editing-duration>
    <meta:editing-cycles>1</meta:editing-cycles>
    <meta:document-statistic meta:table-count="0" meta:image-count="0" meta:object-count="0" meta:page-count="1" meta:paragraph-count="3" meta:word-count="118" meta:character-count="715" meta:non-whitespace-character-count="596"/>
    <meta:generator>LibreOffice/4.4.2.2$Linux_X86_64 LibreOffice_project/40m0$Build-2</meta:generator>
  </office:meta>
</office:document-meta>
</file>